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ntarell" fo:font-size="18pt" style:text-underline-style="solid" style:text-underline-width="auto" style:text-underline-color="font-color" fo:font-weight="bold" officeooo:rsid="00109b3e" officeooo:paragraph-rsid="00109b3e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antarell" officeooo:rsid="000dec21" officeooo:paragraph-rsid="00109b3e"/>
    </style:style>
    <style:style style:name="P3" style:family="paragraph" style:parent-style-name="Standard">
      <style:text-properties style:font-name="Cantarell" officeooo:rsid="001562b1" officeooo:paragraph-rsid="001562b1"/>
    </style:style>
    <style:style style:name="P4" style:family="paragraph" style:parent-style-name="Standard" style:list-style-name="L1">
      <style:text-properties style:font-name="Cantarell" fo:font-size="14pt" fo:font-weight="bold" officeooo:rsid="0011e571" officeooo:paragraph-rsid="0011e571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Cantarell" fo:font-size="14pt" fo:font-weight="bold" officeooo:rsid="001562b1" officeooo:paragraph-rsid="0016aa2c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text-properties style:font-name="Cantarell" fo:font-size="14pt" fo:font-weight="bold" officeooo:rsid="0016aa2c" officeooo:paragraph-rsid="0016aa2c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Cantarell" fo:font-size="12pt" fo:font-weight="normal" officeooo:rsid="001562b1" officeooo:paragraph-rsid="0016aa2c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Cantarell" fo:font-size="12pt" fo:font-weight="normal" officeooo:rsid="0016aa2c" officeooo:paragraph-rsid="0016aa2c" style:font-size-asian="10.5pt" style:font-weight-asian="normal" style:font-size-complex="12pt" style:font-weight-complex="normal"/>
    </style:style>
    <style:style style:name="T1" style:family="text">
      <style:text-properties officeooo:rsid="0013c9f6"/>
    </style:style>
    <style:style style:name="T2" style:family="text">
      <style:text-properties officeooo:rsid="000dec2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méliorations possibles</text:p>
      <text:p text:style-name="P2"/>
      <text:p text:style-name="P2"/>
      <text:list xml:id="list6647607916853409403" text:style-name="L1">
        <text:list-item>
          <text:p text:style-name="P4"><text:span text:style-name="T2">I</text:span>ndicateur d’apparition des obstacles</text:p>
        </text:list-item>
      </text:list>
      <text:p text:style-name="P3">Il serait possible d’afficher une icône à la même coordonnée (en x) en haut de l’écran, pour prévenir de l’arrivée d’un obstacle. Cette icône pourrait uniquement apparaître lors des premières parties jouées (pour apprendre à jouer) ou uniquement dans le mode Facile</text:p>
      <text:p text:style-name="P3"/>
      <text:list xml:id="list194132420601436" text:continue-numbering="true" text:style-name="L1">
        <text:list-item>
          <text:p text:style-name="P4">Difficulté évolutive</text:p>
        </text:list-item>
      </text:list>
      <text:p text:style-name="P3">Au lieu de sélectionner une difficulté, il pourrait il y en avoir une seule, mais le nombre d’obstacles ainsi que leur vitesse augmenterai au fur et à mesure.</text:p>
      <text:p text:style-name="P3"/>
      <text:list xml:id="list194131914597243" text:continue-numbering="true" text:style-name="L1">
        <text:list-item>
          <text:p text:style-name="P4">Scores proportionnelle à la difficulté et au mode de jeu</text:p>
        </text:list-item>
      </text:list>
      <text:p text:style-name="P3">Actuellement le score s’incrémente de la même façon quelque soit la difficulté ou le mode de jeu sélectionnée. Idéalement le score devrait s’incrémenter proportionnellement à la difficulté et au mode jeu sélectionné.</text:p>
      <text:p text:style-name="P3"/>
      <text:list xml:id="list194133201736902" text:continue-numbering="true" text:style-name="L1">
        <text:list-item>
          <text:p text:style-name="P4">Amélioration du mode Doigt</text:p>
        </text:list-item>
      </text:list>
      <text:p text:style-name="P3">Actuellement, lorsque l’on sélectionne le mode de jeu « Doigt », le vaisseau se déplace à la même vitesse que notre doigt sur l’écran. De plus, si l’on enlève son doigt et qu’on le pose à un autre endroit sur l’écran, le vaisseau se téléporte. Il faudrait que le vaisseau se déplace à une certaine vitesse jusqu’à qu’il atteigne le doigt.</text:p>
      <text:p text:style-name="P3"/>
      <text:list xml:id="list194133900338168" text:continue-numbering="true" text:style-name="L1">
        <text:list-item>
          <text:p text:style-name="P4">Bouton pour ouvrir les r<text:span text:style-name="T1">églages</text:span></text:p>
        </text:list-item>
      </text:list>
      <text:p text:style-name="P7">Il serait plus confortable de pouvoir accéder aux réglages à d’autres endroits que le menu principal. Par exemple, lorsque l’on fait pause, ou lorsque l’on perd.</text:p>
      <text:p text:style-name="P5"/>
      <text:list xml:id="list194133674772620" text:continue-numbering="true" text:style-name="L1">
        <text:list-item>
          <text:p text:style-name="P6">Utiliser Firebase pour les score</text:p>
        </text:list-item>
      </text:list>
      <text:p text:style-name="P8">Actuellement les scores sont propre au téléphone est ne sont pas partagés. Une liste des score de tous les joueurs possédant le jeu serait mieux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18:55:30.386619598</meta:creation-date>
    <dc:date>2019-03-29T19:41:31.788675157</dc:date>
    <meta:editing-duration>PT11M15S</meta:editing-duration>
    <meta:editing-cycles>3</meta:editing-cycles>
    <meta:generator>LibreOffice/5.2.7.2$Linux_X86_64 LibreOffice_project/20m0$Build-2</meta:generator>
    <meta:document-statistic meta:table-count="0" meta:image-count="0" meta:object-count="0" meta:page-count="1" meta:paragraph-count="13" meta:word-count="252" meta:character-count="1520" meta:non-whitespace-character-count="1287"/>
  </office:meta>
</office:document-meta>
</file>